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c928" officeooo:paragraph-rsid="0001c928"/>
    </style:style>
    <style:style style:name="P2" style:family="paragraph" style:parent-style-name="Standard" style:list-style-name="L1">
      <style:text-properties officeooo:paragraph-rsid="00043628"/>
    </style:style>
    <style:style style:name="T1" style:family="text">
      <style:text-properties officeooo:rsid="0001c928"/>
    </style:style>
    <style:style style:name="T2" style:family="text">
      <style:text-properties fo:background-color="#dddddd" loext:char-shading-value="0"/>
    </style:style>
    <style:style style:name="T3" style:family="text">
      <style:text-properties officeooo:rsid="0001c928" fo:background-color="#dddddd" loext:char-shading-value="0"/>
    </style:style>
    <style:style style:name="T4" style:family="text">
      <style:text-properties officeooo:rsid="0001c928" fo:background-color="#dddddd" loext:char-shading-value="0"/>
    </style:style>
    <style:style style:name="T5" style:family="text">
      <style:text-properties fo:background-color="#dddddd" loext:char-shading-value="0"/>
    </style:style>
    <style:style style:name="T6" style:family="text">
      <style:text-properties officeooo:rsid="00043628" fo:background-color="#dddddd" loext:char-shading-value="0"/>
    </style:style>
    <style:style style:name="T7" style:family="text">
      <style:text-properties officeooo:rsid="0001c928" fo:background-color="transparent" loext:char-shading-value="0"/>
    </style:style>
    <style:style style:name="T8" style:family="text">
      <style:text-properties officeooo:rsid="00043628" fo:background-color="transparent" loext:char-shading-value="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ài 1: Bài tập về lệnh cat, touch, more, less.</text:p>
      <text:p text:style-name="P1">- Lệnh touch dùng để tạo file mới</text:p>
      <text:p text:style-name="P1"><text:s text:c="4"/><text:span text:style-name="T5">touch filename</text:span></text:p>
      <text:p text:style-name="P1">- Lệnh cat có các công dụng:</text:p>
      <text:list xml:id="list8816051178071704516" text:style-name="L1">
        <text:list-item>
          <text:p text:style-name="P2"><text:span text:style-name="T1"><text:s/>Đọc nội dung của tập tin: </text:span><text:span text:style-name="T4">cat filename</text:span><text:span text:style-name="T1"><text:line-break/>+ In nội dung của 1 tập tin:<text:line-break/></text:span><text:span text:style-name="T4">cat file.txt<text:line-break/></text:span><text:span text:style-name="T1"><text:line-break/></text:span><text:span text:style-name="T4">This is line inside file.txt<text:line-break/>This is second line inside file.txt<text:line-break/></text:span><text:span text:style-name="T7">+In nội dung của nhiều tập tin:<text:line-break/></text:span><text:span text:style-name="T4">cat one.txt two.txt</text:span><text:span text:style-name="T7"><text:line-break/><text:line-break/></text:span><text:span text:style-name="T6">this is line from one.txt<text:line-break/>this is line from t.txtw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08:38:54.618379808</meta:creation-date>
    <dc:date>2018-04-05T09:03:31.423986204</dc:date>
    <meta:editing-duration>PT14M26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5" meta:word-count="77" meta:character-count="378" meta:non-whitespace-character-count="300"/>
  </office:meta>
</office:document-meta>
</file>